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485d" officeooo:paragraph-rsid="0011485d"/>
    </style:style>
    <style:style style:name="P2" style:family="paragraph" style:parent-style-name="Standard">
      <style:text-properties officeooo:rsid="0011f2e1" officeooo:paragraph-rsid="0011f2e1"/>
    </style:style>
    <style:style style:name="T1" style:family="text">
      <style:text-properties officeooo:rsid="0011f2e1"/>
    </style:style>
    <style:style style:name="T2" style:family="text">
      <style:text-properties officeooo:rsid="001336a7"/>
    </style:style>
    <style:style style:name="T3" style:family="text">
      <style:text-properties officeooo:rsid="001531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KAO :</text:p>
      <text:p text:style-name="P1"/>
      <text:p text:style-name="P2">Block, element modifier</text:p>
      <text:p text:style-name="P2"/>
      <text:p text:style-name="P2">preHeader</text:p>
      <text:p text:style-name="P2">-<text:span text:style-name="T2">contact</text:span></text:p>
      <text:p text:style-name="P2">-<text:span text:style-name="T2">account</text:span></text:p>
      <text:p text:style-name="P2"/>
      <text:p text:style-name="P2"/>
      <text:p text:style-name="P2"/>
      <text:p text:style-name="P1">header</text:p>
      <text:p text:style-name="P1">-<text:span text:style-name="T1">logo</text:span></text:p>
      <text:p text:style-name="P1">- <text:span text:style-name="T1">menu</text:span></text:p>
      <text:p text:style-name="P1">- <text:span text:style-name="T1">research</text:span></text:p>
      <text:p text:style-name="P1">- <text:span text:style-name="T1">shoppingCart</text:span></text:p>
      <text:p text:style-name="P1"/>
      <text:p text:style-name="P1">bod<text:span text:style-name="T1">y</text:span></text:p>
      <text:p text:style-name="P1">-</text:p>
      <text:p text:style-name="P1">-<text:span text:style-name="T2">product</text:span></text:p>
      <text:p text:style-name="P1">-<text:span text:style-name="T2">categorie</text:span></text:p>
      <text:p text:style-name="P1">-<text:span text:style-name="T2">bestDeals</text:span></text:p>
      <text:p text:style-name="P1">-<text:span text:style-name="T2">brands</text:span></text:p>
      <text:p text:style-name="P1"/>
      <text:p text:style-name="P1"/>
      <text:p text:style-name="P1"/>
      <text:p text:style-name="P1">footer</text:p>
      <text:p text:style-name="P1">-reassurance</text:p>
      <text:p text:style-name="P1">-contact</text:p>
      <text:p text:style-name="P1">-sitemap</text:p>
      <text:p text:style-name="P1">-newsletter</text:p>
      <text:p text:style-name="P1">-social</text:p>
      <text:p text:style-name="P1"/>
      <text:p text:style-name="P1"><text:span text:style-name="T3">subF</text:span>ooter</text:p>
      <text:p text:style-name="P1">-credit</text:p>
      <text:p text:style-name="P1">-paymethod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2:10:19.445000000</meta:creation-date>
    <dc:date>2018-11-27T22:30:30.669000000</dc:date>
    <meta:editing-duration>PT9H39M9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25" meta:word-count="31" meta:character-count="213" meta:non-whitespace-character-count="207"/>
  </office:meta>
</office:document-meta>
</file>